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officeooo:rsid="001612fe" officeooo:paragraph-rsid="001612fe" style:font-weight-asian="bold" style:font-weight-complex="bold"/>
    </style:style>
    <style:style style:name="P2" style:family="paragraph" style:parent-style-name="Preformatted_20_Text">
      <style:paragraph-properties fo:margin-top="0cm" fo:margin-bottom="0.499cm" loext:contextual-spacing="false"/>
    </style:style>
    <style:style style:name="P3" style:family="paragraph" style:parent-style-name="Standard">
      <style:text-properties officeooo:rsid="0014d68a" officeooo:paragraph-rsid="0014d68a"/>
    </style:style>
    <style:style style:name="P4" style:family="paragraph" style:parent-style-name="Standard">
      <style:text-properties officeooo:paragraph-rsid="0014d68a"/>
    </style:style>
    <style:style style:name="P5" style:family="paragraph" style:parent-style-name="Standard">
      <style:text-properties officeooo:rsid="00156305" officeooo:paragraph-rsid="00156305"/>
    </style:style>
    <style:style style:name="P6" style:family="paragraph" style:parent-style-name="Standard">
      <style:text-properties fo:color="#c9211e" officeooo:rsid="00156305" officeooo:paragraph-rsid="00156305"/>
    </style:style>
    <style:style style:name="P7" style:family="paragraph" style:parent-style-name="Standard">
      <style:text-properties fo:color="#c9211e" officeooo:rsid="001b08e2" officeooo:paragraph-rsid="001b08e2"/>
    </style:style>
    <style:style style:name="P8" style:family="paragraph" style:parent-style-name="Standard">
      <style:text-properties fo:color="#c9211e" officeooo:rsid="001e73f7" officeooo:paragraph-rsid="001e73f7"/>
    </style:style>
    <style:style style:name="P9" style:family="paragraph" style:parent-style-name="Standard">
      <style:text-properties fo:font-weight="bold" officeooo:rsid="0015d3cb" officeooo:paragraph-rsid="0015d3cb" style:font-weight-asian="bold" style:font-weight-complex="bold"/>
    </style:style>
    <style:style style:name="P10" style:family="paragraph" style:parent-style-name="Standard">
      <style:text-properties fo:font-weight="bold" officeooo:rsid="001612fe" officeooo:paragraph-rsid="001612fe" style:font-weight-asian="bold" style:font-weight-complex="bold"/>
    </style:style>
    <style:style style:name="P11" style:family="paragraph" style:parent-style-name="Standard">
      <style:text-properties officeooo:rsid="001612fe" officeooo:paragraph-rsid="001612fe"/>
    </style:style>
    <style:style style:name="P12" style:family="paragraph" style:parent-style-name="Standard" style:list-style-name="L2">
      <style:text-properties officeooo:rsid="001612fe" officeooo:paragraph-rsid="001612fe"/>
    </style:style>
    <style:style style:name="P13" style:family="paragraph" style:parent-style-name="Standard" style:list-style-name="L2">
      <style:text-properties officeooo:paragraph-rsid="001612fe"/>
    </style:style>
    <style:style style:name="P14" style:family="paragraph" style:parent-style-name="Standard">
      <style:text-properties officeooo:rsid="0017ca3b" officeooo:paragraph-rsid="0017ca3b"/>
    </style:style>
    <style:style style:name="P15" style:family="paragraph" style:parent-style-name="Standard">
      <style:text-properties officeooo:rsid="001837a7" officeooo:paragraph-rsid="001837a7"/>
    </style:style>
    <style:style style:name="P16" style:family="paragraph" style:parent-style-name="Standard">
      <style:text-properties officeooo:rsid="001b0f3e" officeooo:paragraph-rsid="001837a7"/>
    </style:style>
    <style:style style:name="P17" style:family="paragraph" style:parent-style-name="Standard">
      <style:text-properties officeooo:rsid="001b0f3e" officeooo:paragraph-rsid="001b0f3e"/>
    </style:style>
    <style:style style:name="P18" style:family="paragraph" style:parent-style-name="Standard">
      <style:text-properties officeooo:rsid="001e73f7" officeooo:paragraph-rsid="0020f12b"/>
    </style:style>
    <style:style style:name="P19" style:family="paragraph" style:parent-style-name="Standard">
      <style:text-properties officeooo:paragraph-rsid="0020f12b"/>
    </style:style>
    <style:style style:name="T1" style:family="text">
      <style:text-properties officeooo:rsid="0014d68a"/>
    </style:style>
    <style:style style:name="T2" style:family="text">
      <style:text-properties officeooo:rsid="00156305"/>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01612fe"/>
    </style:style>
    <style:style style:name="T7" style:family="text">
      <style:text-properties officeooo:rsid="00172f00"/>
    </style:style>
    <style:style style:name="T8" style:family="text">
      <style:text-properties officeooo:rsid="001837a7"/>
    </style:style>
    <style:style style:name="T9" style:family="text">
      <style:text-properties officeooo:rsid="001914b6"/>
    </style:style>
    <style:style style:name="T10" style:family="text">
      <style:text-properties officeooo:rsid="001b0f3e"/>
    </style:style>
    <style:style style:name="T11" style:family="text">
      <style:text-properties officeooo:rsid="001ce806"/>
    </style:style>
    <style:style style:name="T12" style:family="text">
      <style:text-properties officeooo:rsid="001d3a1c"/>
    </style:style>
    <style:style style:name="T13" style:family="text">
      <style:text-properties officeooo:rsid="001fef45"/>
    </style:style>
    <style:style style:name="T14" style:family="text">
      <style:text-properties officeooo:rsid="00202803"/>
    </style:style>
    <style:style style:name="T15" style:family="text">
      <style:text-properties officeooo:rsid="0020f12b"/>
    </style:style>
    <style:style style:name="T16" style:family="text">
      <style:text-properties officeooo:rsid="00216b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ying to Set Up a Useable Mac OS 9 Installation w/ Qemu</text:p>
      <text:p text:style-name="P3"/>
      <text:p text:style-name="P4"><text:span text:style-name="T1">I’m one of those odd people that has a completely irrational fascination with retro mac computers; while my </text:span><text:span text:style-name="T2">interest </text:span><text:span text:style-name="T1">hasn’t yet devolved into full-on obsession (and paying out the ass for overpriced, obsolete technology), I do seem to be devoting an increasingly worrying amount of time to this hobby.</text:span></text:p>
      <text:p text:style-name="P3"/>
      <text:p text:style-name="P3">In fact, the better part of this most recent weekend has been spent toying with a Mac OS 9.2.1 installation using Qemu. It was surprisingly easy to get going, and it also performs reasonably well, too. My goal with this whole project is to have a setup that I can use for bits and pieces in my daily life; not because Mac OS provides useful functions I can’t find elsewhere (because it doesn’t). I just have a soft spot for this old shit.</text:p>
      <text:p text:style-name="P3"/>
      <text:p text:style-name="P6">Installation</text:p>
      <text:p text:style-name="P5"/>
      <text:p text:style-name="P5">As I said above, actually getting the machine working is easier than I had thought. If you’re interested in doing it yourself, the steps I took can be found in <text:a xlink:type="simple" xlink:href="https://www.emaculation.com/doku.php/ppc-osx-on-qemu-for-osx" text:style-name="Internet_20_link" text:visited-style-name="Visited_20_Internet_20_Link">this guide from emaculation.com</text:a>.</text:p>
      <text:p text:style-name="P5"/>
      <text:p text:style-name="P5">I <text:span text:style-name="T3">did </text:span><text:span text:style-name="T4">encounter some slight issues, which were neither the fault of the above guide or Qemu. It seems that Mac OS 9.0.4 can sometimes cause Qemu to stall at the boot-up process. If you do a little look around for a “Mac OS 9.2.1 iso”, you should be able to find a disc image very easily.</text:span></text:p>
      <text:p text:style-name="P9"><text:span text:style-name="T5"/></text:p>
      <text:p text:style-name="P10"><text:span text:style-name="T5">I would recommend the following code (based on a CD image called MacOS9.2.iso, and a disk image called MacOS9.2.img):</text:span></text:p>
      <text:p text:style-name="P10"><text:span text:style-name="T5"/></text:p>
      <text:p text:style-name="P1"><text:span text:style-name="T5">qemu-system-ppc \</text:span></text:p>
      <text:p text:style-name="Preformatted_20_Text">-L pc-bios \</text:p>
      <text:p text:style-name="Preformatted_20_Text">-M mac99 \</text:p>
      <text:p text:style-name="Preformatted_20_Text">-m 512 \</text:p>
      <text:p text:style-name="Preformatted_20_Text">-boot d \</text:p>
      <text:p text:style-name="Preformatted_20_Text">-<text:span text:style-name="T6">g 1280x720x32 \</text:span></text:p>
      <text:p text:style-name="Preformatted_20_Text">-drive file=MacOS9.2.iso,format=raw,media=cdrom \</text:p>
      <text:p text:style-name="P2">-drive file=MacOS9.2.img,format=raw,media=disk</text:p>
      <text:p text:style-name="P11">The only changes I made were <text:span text:style-name="T7">the following</text:span>:</text:p>
      <text:list xml:id="list2985856946" text:style-name="L2">
        <text:list-item>
          <text:p text:style-name="P12">Line 1: Changed “./qemu-system-ppc” to “qemu-system-ppc”</text:p>
        </text:list-item>
        <text:list-item>
          <text:p text:style-name="P13"><text:span text:style-name="T6">Line 3: Changed “</text:span>-M mac99,via=pmu” <text:span text:style-name="T6">to “</text:span>-M mac99”</text:p>
        </text:list-item>
        <text:list-item>
          <text:p text:style-name="P12">Line 6: Added the line beginning “-g” so that I could specify a resolution that matched my monitor. </text:p>
        </text:list-item>
      </text:list>
      <text:p text:style-name="P11"/>
      <text:p text:style-name="P14">I also chose to install “openbios-ppc” (though I think that was completely unnecessary) and, of course, the “qemu-system-ppc” package. Both of these are readily available from the repositories provided with Ubuntu 21.04.</text:p>
      <text:p text:style-name="P14"/>
      <text:p text:style-name="P14">Once the system is actually up and running, you can find the tool to initialize your disk image on the virtualized CD, and you can also launch the OS installation from there, too. The whole thing is pretty quick and uninvolved.</text:p>
      <text:p text:style-name="P5"/>
      <text:p text:style-name="P8">Surfin’ Da Web</text:p>
      <text:p text:style-name="P5"/>
      <text:p text:style-name="P14">Obviously, web browsing with this setup is a fairly crippled experience. <text:span text:style-name="T8">Mac OS 9.2.1 comes with ancient versions of Internet Explorer and Netscape Communicator. Both of them can be used to an extent, but the most joy you’re going to have is either checking out theoldnet.com or maddox’s </text:span><text:soft-page-break/><text:span text:style-name="T8">blog. Google works, but the lack of SSL compatibility means that very few of the results will take you anywhere.</text:span></text:p>
      <text:p text:style-name="P14"/>
      <text:p text:style-name="P15">In terms of more-modern browsers, there is Classilla, which is an independently-updated fork of the Mozilla Application Suite. It’s actually pretty fantastic, and dramatically increases the number of websites you can access using an old Mac machine.</text:p>
      <text:p text:style-name="P15"/>
      <text:p text:style-name="P15">Using Classilla, I was able to download several PDF files from Archive.org, <text:span text:style-name="T9">as well as access some lighter websites (basically those that relied on static HTML and very little Javascript). </text:span><text:span text:style-name="T10">However, I did encounter a fair number of encryption errors when trying to access websites I had presumed would have been available (dungeoncrawlers.org being one of them).</text:span></text:p>
      <text:p text:style-name="P16"/>
      <text:p text:style-name="P17">There’s no way you could rely on this system for browsing now, mainly due to the fact that many websites display severe rendering errors (if they manage to load at all). However, I suppose most people wouldn’t be insane enough to want to rely on an obsolete operating system as their daily driver, anyway.</text:p>
      <text:p text:style-name="P17"/>
      <text:p text:style-name="P17">One other option – which isn’t mentioned <text:span text:style-name="T11">very often in the context of classic Mac OS browsers – is a native implementation of </text:span><text:span text:style-name="T12">the text-based Lynx browser. I managed to find this in the macintoshrepository, and had some fun with it. However, it’s subject to the same SSL errors found in any other browser that’s not been updated in 15 years.<text:tab/></text:span></text:p>
      <text:p text:style-name="P5"/>
      <text:p text:style-name="P18"><text:span text:style-name="T13">That said, I did have some surprising successes, and there appears to be a growing movement to support these older devices. Maybe quarantine just gave people time to work on boredom projects, but </text:span><text:span text:style-name="T14">my guess is that people are just nostalgic for older technologies which can actually still be feasible in a small number of situations.</text:span></text:p>
      <text:p text:style-name="P5"/>
      <text:p text:style-name="P6">What I Will Use It For</text:p>
      <text:p text:style-name="P5"/>
      <text:p text:style-name="P19"><text:span text:style-name="T15">Apart from gaming - and possibly a number of productivity applications - there’s not a lot that </text:span><text:span text:style-name="T16">you can do with Mac OS 9 that you can’t do with any other operating system. Any basic laptop will run rings around a PowerPC Mac, and </text:span></text:p>
      <text:p text:style-name="P5"/>
      <text:p text:style-name="P7">Sites That Actually Wor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9:41:09.203566810</meta:creation-date>
    <meta:generator>LibreOffice/6.4.6.2$Linux_X86_64 LibreOffice_project/40$Build-2</meta:generator>
    <dc:date>2021-10-03T22:32:36.807792652</dc:date>
    <meta:editing-duration>PT1H59M57S</meta:editing-duration>
    <meta:editing-cycles>16</meta:editing-cycles>
    <meta:document-statistic meta:table-count="0" meta:image-count="0" meta:object-count="0" meta:page-count="2" meta:paragraph-count="31" meta:word-count="781" meta:character-count="4544" meta:non-whitespace-character-count="3792"/>
  </office:meta>
</office:document-meta>
</file>